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e_score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raTS2021_00607.nii.gz</text:p>
          </table:table-cell>
          <table:table-cell office:value-type="float" office:value="0.779129266738892" calcext:value-type="float">
            <text:p>0.779129266738892</text:p>
          </table:table-cell>
          <table:table-cell/>
          <table:table-cell table:formula="of:=QUARTILE([.B1:.B200];2)" office:value-type="float" office:value="0.881532400846481" calcext:value-type="float">
            <text:p>0.881532400846481</text:p>
          </table:table-cell>
        </table:table-row>
        <table:table-row table:style-name="ro1">
          <table:table-cell office:value-type="string" calcext:value-type="string">
            <text:p>BraTS2021_00736.nii.gz</text:p>
          </table:table-cell>
          <table:table-cell office:value-type="float" office:value="0.690720021724701" calcext:value-type="float">
            <text:p>0.690720021724701</text:p>
          </table:table-cell>
          <table:table-cell/>
          <table:table-cell table:formula="of:=AVERAGE([.B1:.B200])" office:value-type="float" office:value="0.859449799209833" calcext:value-type="float">
            <text:p>0.859449799209833</text:p>
          </table:table-cell>
        </table:table-row>
        <table:table-row table:style-name="ro1">
          <table:table-cell office:value-type="string" calcext:value-type="string">
            <text:p>BraTS2021_00723.nii.gz</text:p>
          </table:table-cell>
          <table:table-cell office:value-type="float" office:value="0.906518697738647" calcext:value-type="float">
            <text:p>0.906518697738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03.nii.gz</text:p>
          </table:table-cell>
          <table:table-cell office:value-type="float" office:value="0.896578788757324" calcext:value-type="float">
            <text:p>0.896578788757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88.nii.gz</text:p>
          </table:table-cell>
          <table:table-cell office:value-type="float" office:value="0.881694495677948" calcext:value-type="float">
            <text:p>0.881694495677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86.nii.gz</text:p>
          </table:table-cell>
          <table:table-cell office:value-type="float" office:value="0.850454211235046" calcext:value-type="float">
            <text:p>0.850454211235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799.nii.gz</text:p>
          </table:table-cell>
          <table:table-cell office:value-type="float" office:value="0.874514579772949" calcext:value-type="float">
            <text:p>0.874514579772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37.nii.gz</text:p>
          </table:table-cell>
          <table:table-cell office:value-type="float" office:value="0.871165633201599" calcext:value-type="float">
            <text:p>0.871165633201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42.nii.gz</text:p>
          </table:table-cell>
          <table:table-cell office:value-type="float" office:value="0.934656977653503" calcext:value-type="float">
            <text:p>0.934656977653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91.nii.gz</text:p>
          </table:table-cell>
          <table:table-cell office:value-type="float" office:value="0.91513454914093" calcext:value-type="float">
            <text:p>0.91513454914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30.nii.gz</text:p>
          </table:table-cell>
          <table:table-cell office:value-type="float" office:value="0.902318954467773" calcext:value-type="float">
            <text:p>0.902318954467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782.nii.gz</text:p>
          </table:table-cell>
          <table:table-cell office:value-type="float" office:value="0.89973771572113" calcext:value-type="float">
            <text:p>0.8997377157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92.nii.gz</text:p>
          </table:table-cell>
          <table:table-cell office:value-type="float" office:value="0.776510000228882" calcext:value-type="float">
            <text:p>0.776510000228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081.nii.gz</text:p>
          </table:table-cell>
          <table:table-cell office:value-type="float" office:value="0.918088912963867" calcext:value-type="float">
            <text:p>0.918088912963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21.nii.gz</text:p>
          </table:table-cell>
          <table:table-cell office:value-type="float" office:value="0.880189776420593" calcext:value-type="float">
            <text:p>0.880189776420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68.nii.gz</text:p>
          </table:table-cell>
          <table:table-cell office:value-type="float" office:value="0.904411792755127" calcext:value-type="float">
            <text:p>0.904411792755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80.nii.gz</text:p>
          </table:table-cell>
          <table:table-cell office:value-type="float" office:value="0.659620404243469" calcext:value-type="float">
            <text:p>0.659620404243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69.nii.gz</text:p>
          </table:table-cell>
          <table:table-cell office:value-type="float" office:value="0.886030375957489" calcext:value-type="float">
            <text:p>0.886030375957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806.nii.gz</text:p>
          </table:table-cell>
          <table:table-cell office:value-type="float" office:value="0.863693594932556" calcext:value-type="float">
            <text:p>0.863693594932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77.nii.gz</text:p>
          </table:table-cell>
          <table:table-cell office:value-type="float" office:value="0.91270101070404" calcext:value-type="float">
            <text:p>0.91270101070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803.nii.gz</text:p>
          </table:table-cell>
          <table:table-cell office:value-type="float" office:value="0.921380162239075" calcext:value-type="float">
            <text:p>0.921380162239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563.nii.gz</text:p>
          </table:table-cell>
          <table:table-cell office:value-type="float" office:value="0.889799296855927" calcext:value-type="float">
            <text:p>0.889799296855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060.nii.gz</text:p>
          </table:table-cell>
          <table:table-cell office:value-type="float" office:value="0.919082403182983" calcext:value-type="float">
            <text:p>0.919082403182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07.nii.gz</text:p>
          </table:table-cell>
          <table:table-cell office:value-type="float" office:value="0.872337102890015" calcext:value-type="float">
            <text:p>0.87233710289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06.nii.gz</text:p>
          </table:table-cell>
          <table:table-cell office:value-type="float" office:value="0.856891989707947" calcext:value-type="float">
            <text:p>0.856891989707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35.nii.gz</text:p>
          </table:table-cell>
          <table:table-cell office:value-type="float" office:value="0.898861646652222" calcext:value-type="float">
            <text:p>0.89886164665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744.nii.gz</text:p>
          </table:table-cell>
          <table:table-cell office:value-type="float" office:value="0.916761577129364" calcext:value-type="float">
            <text:p>0.916761577129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095.nii.gz</text:p>
          </table:table-cell>
          <table:table-cell office:value-type="float" office:value="0.947395086288452" calcext:value-type="float">
            <text:p>0.947395086288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48.nii.gz</text:p>
          </table:table-cell>
          <table:table-cell office:value-type="float" office:value="0.772574424743652" calcext:value-type="float">
            <text:p>0.772574424743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42.nii.gz</text:p>
          </table:table-cell>
          <table:table-cell office:value-type="float" office:value="0.870409548282623" calcext:value-type="float">
            <text:p>0.870409548282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597.nii.gz</text:p>
          </table:table-cell>
          <table:table-cell office:value-type="float" office:value="0.911251425743103" calcext:value-type="float">
            <text:p>0.911251425743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090.nii.gz</text:p>
          </table:table-cell>
          <table:table-cell office:value-type="float" office:value="0.918838918209076" calcext:value-type="float">
            <text:p>0.918838918209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21.nii.gz</text:p>
          </table:table-cell>
          <table:table-cell office:value-type="float" office:value="0.745515465736389" calcext:value-type="float">
            <text:p>0.745515465736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824.nii.gz</text:p>
          </table:table-cell>
          <table:table-cell office:value-type="float" office:value="0.902357578277588" calcext:value-type="float">
            <text:p>0.902357578277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66.nii.gz</text:p>
          </table:table-cell>
          <table:table-cell office:value-type="float" office:value="0.889824628829956" calcext:value-type="float">
            <text:p>0.889824628829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28.nii.gz</text:p>
          </table:table-cell>
          <table:table-cell office:value-type="float" office:value="0.849752962589264" calcext:value-type="float">
            <text:p>0.849752962589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95.nii.gz</text:p>
          </table:table-cell>
          <table:table-cell office:value-type="float" office:value="0.879656910896301" calcext:value-type="float">
            <text:p>0.879656910896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90.nii.gz</text:p>
          </table:table-cell>
          <table:table-cell office:value-type="float" office:value="0.863909125328064" calcext:value-type="float">
            <text:p>0.863909125328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559.nii.gz</text:p>
          </table:table-cell>
          <table:table-cell office:value-type="float" office:value="0.766769111156464" calcext:value-type="float">
            <text:p>0.766769111156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51.nii.gz</text:p>
          </table:table-cell>
          <table:table-cell office:value-type="float" office:value="0.808494925498962" calcext:value-type="float">
            <text:p>0.808494925498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664.nii.gz</text:p>
          </table:table-cell>
          <table:table-cell office:value-type="float" office:value="0.913593351840973" calcext:value-type="float">
            <text:p>0.913593351840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12.nii.gz</text:p>
          </table:table-cell>
          <table:table-cell office:value-type="float" office:value="0.922702431678772" calcext:value-type="float">
            <text:p>0.922702431678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28.nii.gz</text:p>
          </table:table-cell>
          <table:table-cell office:value-type="float" office:value="0.827882945537567" calcext:value-type="float">
            <text:p>0.827882945537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045.nii.gz</text:p>
          </table:table-cell>
          <table:table-cell office:value-type="float" office:value="0.903510868549347" calcext:value-type="float">
            <text:p>0.903510868549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38.nii.gz</text:p>
          </table:table-cell>
          <table:table-cell office:value-type="float" office:value="0.885332405567169" calcext:value-type="float">
            <text:p>0.88533240556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71.nii.gz</text:p>
          </table:table-cell>
          <table:table-cell office:value-type="float" office:value="0.939633071422577" calcext:value-type="float">
            <text:p>0.939633071422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24.nii.gz</text:p>
          </table:table-cell>
          <table:table-cell office:value-type="float" office:value="0.919211566448212" calcext:value-type="float">
            <text:p>0.919211566448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55.nii.gz</text:p>
          </table:table-cell>
          <table:table-cell office:value-type="float" office:value="0.945462167263031" calcext:value-type="float">
            <text:p>0.9454621672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96.nii.gz</text:p>
          </table:table-cell>
          <table:table-cell office:value-type="float" office:value="0.845452070236206" calcext:value-type="float">
            <text:p>0.845452070236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54.nii.gz</text:p>
          </table:table-cell>
          <table:table-cell office:value-type="float" office:value="0.758783340454102" calcext:value-type="float">
            <text:p>0.758783340454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52.nii.gz</text:p>
          </table:table-cell>
          <table:table-cell office:value-type="float" office:value="0.881370306015015" calcext:value-type="float">
            <text:p>0.881370306015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99.nii.gz</text:p>
          </table:table-cell>
          <table:table-cell office:value-type="float" office:value="0.895442366600037" calcext:value-type="float">
            <text:p>0.89544236660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58.nii.gz</text:p>
          </table:table-cell>
          <table:table-cell office:value-type="float" office:value="0.907770752906799" calcext:value-type="float">
            <text:p>0.907770752906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802.nii.gz</text:p>
          </table:table-cell>
          <table:table-cell office:value-type="float" office:value="0.741389036178589" calcext:value-type="float">
            <text:p>0.741389036178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68.nii.gz</text:p>
          </table:table-cell>
          <table:table-cell office:value-type="float" office:value="0.716922283172607" calcext:value-type="float">
            <text:p>0.716922283172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11.nii.gz</text:p>
          </table:table-cell>
          <table:table-cell office:value-type="float" office:value="0.850524842739105" calcext:value-type="float">
            <text:p>0.850524842739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36.nii.gz</text:p>
          </table:table-cell>
          <table:table-cell office:value-type="float" office:value="0.797716319561005" calcext:value-type="float">
            <text:p>0.797716319561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05.nii.gz</text:p>
          </table:table-cell>
          <table:table-cell office:value-type="float" office:value="0.867929756641388" calcext:value-type="float">
            <text:p>0.867929756641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20.nii.gz</text:p>
          </table:table-cell>
          <table:table-cell office:value-type="float" office:value="0.886010348796845" calcext:value-type="float">
            <text:p>0.886010348796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638.nii.gz</text:p>
          </table:table-cell>
          <table:table-cell office:value-type="float" office:value="0.900664865970612" calcext:value-type="float">
            <text:p>0.900664865970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24.nii.gz</text:p>
          </table:table-cell>
          <table:table-cell office:value-type="float" office:value="0.915820479393005" calcext:value-type="float">
            <text:p>0.91582047939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654.nii.gz</text:p>
          </table:table-cell>
          <table:table-cell office:value-type="float" office:value="0.859494209289551" calcext:value-type="float">
            <text:p>0.859494209289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818.nii.gz</text:p>
          </table:table-cell>
          <table:table-cell office:value-type="float" office:value="0.890096485614777" calcext:value-type="float">
            <text:p>0.890096485614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54.nii.gz</text:p>
          </table:table-cell>
          <table:table-cell office:value-type="float" office:value="0.895444631576538" calcext:value-type="float">
            <text:p>0.895444631576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80.nii.gz</text:p>
          </table:table-cell>
          <table:table-cell office:value-type="float" office:value="0.905288398265839" calcext:value-type="float">
            <text:p>0.905288398265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08.nii.gz</text:p>
          </table:table-cell>
          <table:table-cell office:value-type="float" office:value="0.882484078407288" calcext:value-type="float">
            <text:p>0.882484078407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12.nii.gz</text:p>
          </table:table-cell>
          <table:table-cell office:value-type="float" office:value="0.921094059944153" calcext:value-type="float">
            <text:p>0.921094059944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78.nii.gz</text:p>
          </table:table-cell>
          <table:table-cell office:value-type="float" office:value="0.826919794082642" calcext:value-type="float">
            <text:p>0.826919794082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44.nii.gz</text:p>
          </table:table-cell>
          <table:table-cell office:value-type="float" office:value="0.808210849761963" calcext:value-type="float">
            <text:p>0.808210849761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58.nii.gz</text:p>
          </table:table-cell>
          <table:table-cell office:value-type="float" office:value="0.86304783821106" calcext:value-type="float">
            <text:p>0.8630478382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48.nii.gz</text:p>
          </table:table-cell>
          <table:table-cell office:value-type="float" office:value="0.870704293251038" calcext:value-type="float">
            <text:p>0.870704293251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74.nii.gz</text:p>
          </table:table-cell>
          <table:table-cell office:value-type="float" office:value="0.912328898906708" calcext:value-type="float">
            <text:p>0.912328898906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06.nii.gz</text:p>
          </table:table-cell>
          <table:table-cell office:value-type="float" office:value="0.901394128799438" calcext:value-type="float">
            <text:p>0.901394128799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42.nii.gz</text:p>
          </table:table-cell>
          <table:table-cell office:value-type="float" office:value="0.648029088973999" calcext:value-type="float">
            <text:p>0.648029088973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98.nii.gz</text:p>
          </table:table-cell>
          <table:table-cell office:value-type="float" office:value="0.888040602207184" calcext:value-type="float">
            <text:p>0.888040602207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40.nii.gz</text:p>
          </table:table-cell>
          <table:table-cell office:value-type="float" office:value="0.839767336845398" calcext:value-type="float">
            <text:p>0.839767336845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01.nii.gz</text:p>
          </table:table-cell>
          <table:table-cell office:value-type="float" office:value="0.920049965381622" calcext:value-type="float">
            <text:p>0.920049965381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14.nii.gz</text:p>
          </table:table-cell>
          <table:table-cell office:value-type="float" office:value="0.80489045381546" calcext:value-type="float">
            <text:p>0.80489045381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71.nii.gz</text:p>
          </table:table-cell>
          <table:table-cell office:value-type="float" office:value="0.918623924255371" calcext:value-type="float">
            <text:p>0.918623924255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640.nii.gz</text:p>
          </table:table-cell>
          <table:table-cell office:value-type="float" office:value="0.682117581367493" calcext:value-type="float">
            <text:p>0.682117581367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063.nii.gz</text:p>
          </table:table-cell>
          <table:table-cell office:value-type="float" office:value="0.856632947921753" calcext:value-type="float">
            <text:p>0.856632947921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20.nii.gz</text:p>
          </table:table-cell>
          <table:table-cell office:value-type="float" office:value="0.843596279621124" calcext:value-type="float">
            <text:p>0.843596279621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21.nii.gz</text:p>
          </table:table-cell>
          <table:table-cell office:value-type="float" office:value="0.929065883159637" calcext:value-type="float">
            <text:p>0.929065883159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054.nii.gz</text:p>
          </table:table-cell>
          <table:table-cell office:value-type="float" office:value="0.861688554286957" calcext:value-type="float">
            <text:p>0.861688554286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517.nii.gz</text:p>
          </table:table-cell>
          <table:table-cell office:value-type="float" office:value="0.899273097515106" calcext:value-type="float">
            <text:p>0.899273097515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85.nii.gz</text:p>
          </table:table-cell>
          <table:table-cell office:value-type="float" office:value="0.830581068992615" calcext:value-type="float">
            <text:p>0.830581068992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47.nii.gz</text:p>
          </table:table-cell>
          <table:table-cell office:value-type="float" office:value="0.920435786247253" calcext:value-type="float">
            <text:p>0.920435786247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43.nii.gz</text:p>
          </table:table-cell>
          <table:table-cell office:value-type="float" office:value="0.776999056339264" calcext:value-type="float">
            <text:p>0.776999056339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596.nii.gz</text:p>
          </table:table-cell>
          <table:table-cell office:value-type="float" office:value="0.866852700710297" calcext:value-type="float">
            <text:p>0.866852700710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731.nii.gz</text:p>
          </table:table-cell>
          <table:table-cell office:value-type="float" office:value="0.466878026723862" calcext:value-type="float">
            <text:p>0.466878026723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08.nii.gz</text:p>
          </table:table-cell>
          <table:table-cell office:value-type="float" office:value="0.885931193828583" calcext:value-type="float">
            <text:p>0.88593119382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06.nii.gz</text:p>
          </table:table-cell>
          <table:table-cell office:value-type="float" office:value="0.935508728027344" calcext:value-type="float">
            <text:p>0.93550872802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75.nii.gz</text:p>
          </table:table-cell>
          <table:table-cell office:value-type="float" office:value="0.895055294036865" calcext:value-type="float">
            <text:p>0.895055294036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94.nii.gz</text:p>
          </table:table-cell>
          <table:table-cell office:value-type="float" office:value="0.857537031173706" calcext:value-type="float">
            <text:p>0.857537031173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53.nii.gz</text:p>
          </table:table-cell>
          <table:table-cell office:value-type="float" office:value="0.880648016929626" calcext:value-type="float">
            <text:p>0.880648016929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67.nii.gz</text:p>
          </table:table-cell>
          <table:table-cell office:value-type="float" office:value="0.918534636497498" calcext:value-type="float">
            <text:p>0.918534636497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72.nii.gz</text:p>
          </table:table-cell>
          <table:table-cell office:value-type="float" office:value="0.818479657173157" calcext:value-type="float">
            <text:p>0.818479657173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14.nii.gz</text:p>
          </table:table-cell>
          <table:table-cell office:value-type="float" office:value="0.914030611515045" calcext:value-type="float">
            <text:p>0.914030611515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71.nii.gz</text:p>
          </table:table-cell>
          <table:table-cell office:value-type="float" office:value="0.900135934352875" calcext:value-type="float">
            <text:p>0.900135934352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727.nii.gz</text:p>
          </table:table-cell>
          <table:table-cell office:value-type="float" office:value="0.896725058555603" calcext:value-type="float">
            <text:p>0.896725058555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57.nii.gz</text:p>
          </table:table-cell>
          <table:table-cell office:value-type="float" office:value="0.875043630599976" calcext:value-type="float">
            <text:p>0.87504363059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16.nii.gz</text:p>
          </table:table-cell>
          <table:table-cell office:value-type="float" office:value="0.660963594913483" calcext:value-type="float">
            <text:p>0.660963594913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85.nii.gz</text:p>
          </table:table-cell>
          <table:table-cell office:value-type="float" office:value="0.804954946041107" calcext:value-type="float">
            <text:p>0.804954946041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42.nii.gz</text:p>
          </table:table-cell>
          <table:table-cell office:value-type="float" office:value="0.478982299566269" calcext:value-type="float">
            <text:p>0.478982299566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99.nii.gz</text:p>
          </table:table-cell>
          <table:table-cell office:value-type="float" office:value="0.888266205787659" calcext:value-type="float">
            <text:p>0.888266205787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83.nii.gz</text:p>
          </table:table-cell>
          <table:table-cell office:value-type="float" office:value="0.922046601772308" calcext:value-type="float">
            <text:p>0.92204660177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30.nii.gz</text:p>
          </table:table-cell>
          <table:table-cell office:value-type="float" office:value="0.877780437469482" calcext:value-type="float">
            <text:p>0.877780437469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45.nii.gz</text:p>
          </table:table-cell>
          <table:table-cell office:value-type="float" office:value="0.730831980705261" calcext:value-type="float">
            <text:p>0.730831980705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50.nii.gz</text:p>
          </table:table-cell>
          <table:table-cell office:value-type="float" office:value="0.871500015258789" calcext:value-type="float">
            <text:p>0.871500015258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68.nii.gz</text:p>
          </table:table-cell>
          <table:table-cell office:value-type="float" office:value="0.909362435340881" calcext:value-type="float">
            <text:p>0.909362435340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91.nii.gz</text:p>
          </table:table-cell>
          <table:table-cell office:value-type="float" office:value="0.886879146099091" calcext:value-type="float">
            <text:p>0.88687914609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81.nii.gz</text:p>
          </table:table-cell>
          <table:table-cell office:value-type="float" office:value="0.924844324588776" calcext:value-type="float">
            <text:p>0.924844324588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003.nii.gz</text:p>
          </table:table-cell>
          <table:table-cell office:value-type="float" office:value="0.919726848602295" calcext:value-type="float">
            <text:p>0.919726848602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633.nii.gz</text:p>
          </table:table-cell>
          <table:table-cell office:value-type="float" office:value="0.808047831058502" calcext:value-type="float">
            <text:p>0.808047831058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46.nii.gz</text:p>
          </table:table-cell>
          <table:table-cell office:value-type="float" office:value="0.942769944667816" calcext:value-type="float">
            <text:p>0.942769944667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82.nii.gz</text:p>
          </table:table-cell>
          <table:table-cell office:value-type="float" office:value="0.88008189201355" calcext:value-type="float">
            <text:p>0.88008189201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91.nii.gz</text:p>
          </table:table-cell>
          <table:table-cell office:value-type="float" office:value="0.854041039943695" calcext:value-type="float">
            <text:p>0.854041039943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29.nii.gz</text:p>
          </table:table-cell>
          <table:table-cell office:value-type="float" office:value="0.805784344673157" calcext:value-type="float">
            <text:p>0.805784344673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50.nii.gz</text:p>
          </table:table-cell>
          <table:table-cell office:value-type="float" office:value="0.868700861930847" calcext:value-type="float">
            <text:p>0.868700861930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07.nii.gz</text:p>
          </table:table-cell>
          <table:table-cell office:value-type="float" office:value="0.939982175827026" calcext:value-type="float">
            <text:p>0.939982175827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81.nii.gz</text:p>
          </table:table-cell>
          <table:table-cell office:value-type="float" office:value="0.860450804233551" calcext:value-type="float">
            <text:p>0.860450804233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13.nii.gz</text:p>
          </table:table-cell>
          <table:table-cell office:value-type="float" office:value="0.666318237781525" calcext:value-type="float">
            <text:p>0.666318237781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56.nii.gz</text:p>
          </table:table-cell>
          <table:table-cell office:value-type="float" office:value="0.922518670558929" calcext:value-type="float">
            <text:p>0.922518670558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59.nii.gz</text:p>
          </table:table-cell>
          <table:table-cell office:value-type="float" office:value="0.882042348384857" calcext:value-type="float">
            <text:p>0.882042348384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44.nii.gz</text:p>
          </table:table-cell>
          <table:table-cell office:value-type="float" office:value="0.843348801136017" calcext:value-type="float">
            <text:p>0.843348801136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07.nii.gz</text:p>
          </table:table-cell>
          <table:table-cell office:value-type="float" office:value="0.864858865737915" calcext:value-type="float">
            <text:p>0.864858865737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93.nii.gz</text:p>
          </table:table-cell>
          <table:table-cell office:value-type="float" office:value="0.914115488529205" calcext:value-type="float">
            <text:p>0.914115488529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77.nii.gz</text:p>
          </table:table-cell>
          <table:table-cell office:value-type="float" office:value="0.891101121902466" calcext:value-type="float">
            <text:p>0.891101121902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93.nii.gz</text:p>
          </table:table-cell>
          <table:table-cell office:value-type="float" office:value="0.879867732524872" calcext:value-type="float">
            <text:p>0.879867732524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71.nii.gz</text:p>
          </table:table-cell>
          <table:table-cell office:value-type="float" office:value="0.881776213645935" calcext:value-type="float">
            <text:p>0.881776213645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82.nii.gz</text:p>
          </table:table-cell>
          <table:table-cell office:value-type="float" office:value="0.882472991943359" calcext:value-type="float">
            <text:p>0.882472991943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13.nii.gz</text:p>
          </table:table-cell>
          <table:table-cell office:value-type="float" office:value="0.92970198392868" calcext:value-type="float">
            <text:p>0.92970198392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071.nii.gz</text:p>
          </table:table-cell>
          <table:table-cell office:value-type="float" office:value="0.91695100069046" calcext:value-type="float">
            <text:p>0.91695100069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62.nii.gz</text:p>
          </table:table-cell>
          <table:table-cell office:value-type="float" office:value="0.586094915866852" calcext:value-type="float">
            <text:p>0.586094915866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34.nii.gz</text:p>
          </table:table-cell>
          <table:table-cell office:value-type="float" office:value="0.880927979946137" calcext:value-type="float">
            <text:p>0.880927979946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64.nii.gz</text:p>
          </table:table-cell>
          <table:table-cell office:value-type="float" office:value="0.927014708518982" calcext:value-type="float">
            <text:p>0.927014708518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703.nii.gz</text:p>
          </table:table-cell>
          <table:table-cell office:value-type="float" office:value="0.842346251010895" calcext:value-type="float">
            <text:p>0.842346251010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05.nii.gz</text:p>
          </table:table-cell>
          <table:table-cell office:value-type="float" office:value="0.401068419218063" calcext:value-type="float">
            <text:p>0.401068419218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072.nii.gz</text:p>
          </table:table-cell>
          <table:table-cell office:value-type="float" office:value="0.909505724906921" calcext:value-type="float">
            <text:p>0.909505724906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52.nii.gz</text:p>
          </table:table-cell>
          <table:table-cell office:value-type="float" office:value="0.868552625179291" calcext:value-type="float">
            <text:p>0.868552625179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69.nii.gz</text:p>
          </table:table-cell>
          <table:table-cell office:value-type="float" office:value="0.901529908180237" calcext:value-type="float">
            <text:p>0.901529908180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91.nii.gz</text:p>
          </table:table-cell>
          <table:table-cell office:value-type="float" office:value="0.843245029449463" calcext:value-type="float">
            <text:p>0.843245029449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99.nii.gz</text:p>
          </table:table-cell>
          <table:table-cell office:value-type="float" office:value="0.880197882652283" calcext:value-type="float">
            <text:p>0.880197882652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23.nii.gz</text:p>
          </table:table-cell>
          <table:table-cell office:value-type="float" office:value="0.909142196178436" calcext:value-type="float">
            <text:p>0.909142196178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733.nii.gz</text:p>
          </table:table-cell>
          <table:table-cell office:value-type="float" office:value="0.92642617225647" calcext:value-type="float">
            <text:p>0.92642617225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45.nii.gz</text:p>
          </table:table-cell>
          <table:table-cell office:value-type="float" office:value="0.838831961154938" calcext:value-type="float">
            <text:p>0.83883196115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233.nii.gz</text:p>
          </table:table-cell>
          <table:table-cell office:value-type="float" office:value="0.906081557273865" calcext:value-type="float">
            <text:p>0.906081557273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07.nii.gz</text:p>
          </table:table-cell>
          <table:table-cell office:value-type="float" office:value="0.858081936836243" calcext:value-type="float">
            <text:p>0.858081936836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98.nii.gz</text:p>
          </table:table-cell>
          <table:table-cell office:value-type="float" office:value="0.877009868621826" calcext:value-type="float">
            <text:p>0.877009868621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22.nii.gz</text:p>
          </table:table-cell>
          <table:table-cell office:value-type="float" office:value="0.901973128318787" calcext:value-type="float">
            <text:p>0.901973128318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665.nii.gz</text:p>
          </table:table-cell>
          <table:table-cell office:value-type="float" office:value="0.919522821903229" calcext:value-type="float">
            <text:p>0.919522821903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71.nii.gz</text:p>
          </table:table-cell>
          <table:table-cell office:value-type="float" office:value="0.782840609550476" calcext:value-type="float">
            <text:p>0.78284060955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62.nii.gz</text:p>
          </table:table-cell>
          <table:table-cell office:value-type="float" office:value="0.871823728084564" calcext:value-type="float">
            <text:p>0.871823728084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61.nii.gz</text:p>
          </table:table-cell>
          <table:table-cell office:value-type="float" office:value="0.836651265621185" calcext:value-type="float">
            <text:p>0.83665126562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38.nii.gz</text:p>
          </table:table-cell>
          <table:table-cell office:value-type="float" office:value="0.89031845331192" calcext:value-type="float">
            <text:p>0.89031845331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54.nii.gz</text:p>
          </table:table-cell>
          <table:table-cell office:value-type="float" office:value="0.874423086643219" calcext:value-type="float">
            <text:p>0.874423086643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504.nii.gz</text:p>
          </table:table-cell>
          <table:table-cell office:value-type="float" office:value="0.921884596347809" calcext:value-type="float">
            <text:p>0.921884596347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82.nii.gz</text:p>
          </table:table-cell>
          <table:table-cell office:value-type="float" office:value="0.604706823825836" calcext:value-type="float">
            <text:p>0.604706823825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80.nii.gz</text:p>
          </table:table-cell>
          <table:table-cell office:value-type="float" office:value="0.865917146205902" calcext:value-type="float">
            <text:p>0.865917146205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426.nii.gz</text:p>
          </table:table-cell>
          <table:table-cell office:value-type="float" office:value="0.931939423084259" calcext:value-type="float">
            <text:p>0.931939423084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95.nii.gz</text:p>
          </table:table-cell>
          <table:table-cell office:value-type="float" office:value="0.896229684352875" calcext:value-type="float">
            <text:p>0.896229684352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36.nii.gz</text:p>
          </table:table-cell>
          <table:table-cell office:value-type="float" office:value="0.895293772220612" calcext:value-type="float">
            <text:p>0.895293772220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80.nii.gz</text:p>
          </table:table-cell>
          <table:table-cell office:value-type="float" office:value="0.842100143432617" calcext:value-type="float">
            <text:p>0.842100143432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176.nii.gz</text:p>
          </table:table-cell>
          <table:table-cell office:value-type="float" office:value="0.896428048610687" calcext:value-type="float">
            <text:p>0.896428048610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53.nii.gz</text:p>
          </table:table-cell>
          <table:table-cell office:value-type="float" office:value="0.812751650810242" calcext:value-type="float">
            <text:p>0.812751650810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83.nii.gz</text:p>
          </table:table-cell>
          <table:table-cell office:value-type="float" office:value="0.846872568130493" calcext:value-type="float">
            <text:p>0.846872568130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91.nii.gz</text:p>
          </table:table-cell>
          <table:table-cell office:value-type="float" office:value="0.813416302204132" calcext:value-type="float">
            <text:p>0.813416302204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533.nii.gz</text:p>
          </table:table-cell>
          <table:table-cell office:value-type="float" office:value="0.829838633537293" calcext:value-type="float">
            <text:p>0.829838633537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83.nii.gz</text:p>
          </table:table-cell>
          <table:table-cell office:value-type="float" office:value="0.920163094997406" calcext:value-type="float">
            <text:p>0.920163094997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22.nii.gz</text:p>
          </table:table-cell>
          <table:table-cell office:value-type="float" office:value="0.852960288524628" calcext:value-type="float">
            <text:p>0.852960288524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47.nii.gz</text:p>
          </table:table-cell>
          <table:table-cell office:value-type="float" office:value="0.92367148399353" calcext:value-type="float">
            <text:p>0.92367148399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486.nii.gz</text:p>
          </table:table-cell>
          <table:table-cell office:value-type="float" office:value="0.891223728656769" calcext:value-type="float">
            <text:p>0.891223728656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27.nii.gz</text:p>
          </table:table-cell>
          <table:table-cell office:value-type="float" office:value="0.88529109954834" calcext:value-type="float">
            <text:p>0.88529109954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780.nii.gz</text:p>
          </table:table-cell>
          <table:table-cell office:value-type="float" office:value="0.922758221626282" calcext:value-type="float">
            <text:p>0.922758221626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90.nii.gz</text:p>
          </table:table-cell>
          <table:table-cell office:value-type="float" office:value="0.812492966651917" calcext:value-type="float">
            <text:p>0.812492966651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80.nii.gz</text:p>
          </table:table-cell>
          <table:table-cell office:value-type="float" office:value="0.901978552341461" calcext:value-type="float">
            <text:p>0.901978552341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24.nii.gz</text:p>
          </table:table-cell>
          <table:table-cell office:value-type="float" office:value="0.844429492950439" calcext:value-type="float">
            <text:p>0.844429492950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36.nii.gz</text:p>
          </table:table-cell>
          <table:table-cell office:value-type="float" office:value="0.877240359783173" calcext:value-type="float">
            <text:p>0.877240359783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40.nii.gz</text:p>
          </table:table-cell>
          <table:table-cell office:value-type="float" office:value="0.883775293827057" calcext:value-type="float">
            <text:p>0.883775293827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09.nii.gz</text:p>
          </table:table-cell>
          <table:table-cell office:value-type="float" office:value="0.880220830440521" calcext:value-type="float">
            <text:p>0.880220830440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10.nii.gz</text:p>
          </table:table-cell>
          <table:table-cell office:value-type="float" office:value="0.837501108646393" calcext:value-type="float">
            <text:p>0.837501108646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099.nii.gz</text:p>
          </table:table-cell>
          <table:table-cell office:value-type="float" office:value="0.826116323471069" calcext:value-type="float">
            <text:p>0.82611632347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46.nii.gz</text:p>
          </table:table-cell>
          <table:table-cell office:value-type="float" office:value="0.902879059314728" calcext:value-type="float">
            <text:p>0.902879059314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31.nii.gz</text:p>
          </table:table-cell>
          <table:table-cell office:value-type="float" office:value="0.922154545783997" calcext:value-type="float">
            <text:p>0.922154545783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594.nii.gz</text:p>
          </table:table-cell>
          <table:table-cell office:value-type="float" office:value="0.815683245658875" calcext:value-type="float">
            <text:p>0.815683245658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44.nii.gz</text:p>
          </table:table-cell>
          <table:table-cell office:value-type="float" office:value="0.899577736854553" calcext:value-type="float">
            <text:p>0.899577736854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663.nii.gz</text:p>
          </table:table-cell>
          <table:table-cell office:value-type="float" office:value="0.933126628398895" calcext:value-type="float">
            <text:p>0.933126628398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03.nii.gz</text:p>
          </table:table-cell>
          <table:table-cell office:value-type="float" office:value="0.833543479442596" calcext:value-type="float">
            <text:p>0.833543479442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47.nii.gz</text:p>
          </table:table-cell>
          <table:table-cell office:value-type="float" office:value="0.79940676689148" calcext:value-type="float">
            <text:p>0.79940676689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52.nii.gz</text:p>
          </table:table-cell>
          <table:table-cell office:value-type="float" office:value="0.907617390155792" calcext:value-type="float">
            <text:p>0.907617390155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16.nii.gz</text:p>
          </table:table-cell>
          <table:table-cell office:value-type="float" office:value="0.908797442913055" calcext:value-type="float">
            <text:p>0.90879744291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59.nii.gz</text:p>
          </table:table-cell>
          <table:table-cell office:value-type="float" office:value="0.782529592514038" calcext:value-type="float">
            <text:p>0.78252959251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661.nii.gz</text:p>
          </table:table-cell>
          <table:table-cell office:value-type="float" office:value="0.891238689422607" calcext:value-type="float">
            <text:p>0.891238689422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346.nii.gz</text:p>
          </table:table-cell>
          <table:table-cell office:value-type="float" office:value="0.888602554798126" calcext:value-type="float">
            <text:p>0.888602554798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331.nii.gz</text:p>
          </table:table-cell>
          <table:table-cell office:value-type="float" office:value="0.805819749832153" calcext:value-type="float">
            <text:p>0.805819749832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718.nii.gz</text:p>
          </table:table-cell>
          <table:table-cell office:value-type="float" office:value="0.892824411392212" calcext:value-type="float">
            <text:p>0.89282441139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213.nii.gz</text:p>
          </table:table-cell>
          <table:table-cell office:value-type="float" office:value="0.848811149597168" calcext:value-type="float">
            <text:p>0.848811149597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152.nii.gz</text:p>
          </table:table-cell>
          <table:table-cell office:value-type="float" office:value="0.834917902946472" calcext:value-type="float">
            <text:p>0.834917902946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1510.nii.gz</text:p>
          </table:table-cell>
          <table:table-cell office:value-type="float" office:value="0.893630921840668" calcext:value-type="float">
            <text:p>0.893630921840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TS2021_00582.nii.gz</text:p>
          </table:table-cell>
          <table:table-cell office:value-type="float" office:value="0.870396077632904" calcext:value-type="float">
            <text:p>0.8703960776329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24T20:45:30.750193893</dc:date>
    <meta:editing-duration>PT27S</meta:editing-duration>
    <meta:editing-cycles>1</meta:editing-cycles>
    <meta:document-statistic meta:table-count="1" meta:cell-count="402" meta:object-count="0"/>
    <meta:generator>LibreOffice/6.4.7.2$Linux_X86_64 LibreOffice_project/40$Build-2</meta:generator>
  </office:meta>
</office:document-meta>
</file>